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weight="bold" officeooo:rsid="00002c34" officeooo:paragraph-rsid="00002c34" style:font-weight-asian="bold" style:font-weight-complex="bold"/>
    </style:style>
    <style:style style:name="P2" style:family="paragraph" style:parent-style-name="Standard">
      <style:paragraph-properties fo:text-align="start" style:justify-single-word="false"/>
      <style:text-properties fo:font-weight="normal" officeooo:rsid="00002c34" officeooo:paragraph-rsid="00002c34" style:font-weight-asian="normal" style:font-weight-complex="normal"/>
    </style:style>
    <style:style style:name="P3" style:family="paragraph" style:parent-style-name="Standard">
      <style:paragraph-properties fo:text-align="start" style:justify-single-word="false"/>
      <style:text-properties fo:font-weight="normal" officeooo:rsid="00002c34" officeooo:paragraph-rsid="000150fe" style:font-weight-asian="normal" style:font-weight-complex="normal"/>
    </style:style>
    <style:style style:name="P4" style:family="paragraph" style:parent-style-name="Standard">
      <style:paragraph-properties fo:text-align="start" style:justify-single-word="false"/>
      <style:text-properties fo:font-weight="normal" officeooo:rsid="00002c34" officeooo:paragraph-rsid="00033638" style:font-weight-asian="normal" style:font-weight-complex="normal"/>
    </style:style>
    <style:style style:name="P5" style:family="paragraph" style:parent-style-name="Standard">
      <style:paragraph-properties fo:text-align="start" style:justify-single-word="false"/>
      <style:text-properties fo:font-weight="normal" officeooo:rsid="00002c34" officeooo:paragraph-rsid="000484c0" style:font-weight-asian="normal" style:font-weight-complex="normal"/>
    </style:style>
    <style:style style:name="P6" style:family="paragraph" style:parent-style-name="Standard">
      <style:paragraph-properties fo:text-align="start" style:justify-single-word="false"/>
      <style:text-properties fo:font-weight="normal" officeooo:rsid="00002c34" officeooo:paragraph-rsid="000af0c0" style:font-weight-asian="normal" style:font-weight-complex="normal"/>
    </style:style>
    <style:style style:name="P7" style:family="paragraph" style:parent-style-name="Standard">
      <style:paragraph-properties fo:text-align="end" style:justify-single-word="false"/>
      <style:text-properties fo:font-weight="normal" officeooo:rsid="00002c34" officeooo:paragraph-rsid="000af0c0" style:font-weight-asian="normal" style:font-weight-complex="normal"/>
    </style:style>
    <style:style style:name="T1" style:family="text">
      <style:text-properties officeooo:rsid="000141b4"/>
    </style:style>
    <style:style style:name="T2" style:family="text">
      <style:text-properties officeooo:rsid="000631cc"/>
    </style:style>
    <style:style style:name="T3" style:family="text">
      <style:text-properties officeooo:rsid="000af0c0"/>
    </style:style>
    <style:style style:name="T4" style:family="text">
      <style:text-properties officeooo:rsid="000d42d7"/>
    </style:style>
    <style:style style:name="T5" style:family="text">
      <style:text-properties officeooo:rsid="000e5eb1"/>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biography</text:p>
      <text:p text:style-name="P2">Personal Data:</text:p>
      <text:p text:style-name="P2"><text:tab/>Name: Kadyr</text:p>
      <text:p text:style-name="P2"><text:tab/>Surname: Momunaliev</text:p>
      <text:p text:style-name="P2"><text:tab/>Date of birth: 06/08/1985</text:p>
      <text:p text:style-name="P2"><text:tab/>Sex: male</text:p>
      <text:p text:style-name="P2"><text:tab/>Citizenship: Kyrgyz Republic</text:p>
      <text:p text:style-name="P2"><text:tab/>Nationality: Kyrgyz</text:p>
      <text:p text:style-name="P2"/>
      <text:p text:style-name="P2"/>
      <text:p text:style-name="P3"><text:tab/>I was born in the former Soviet Socialist Kyrgyz Republic. At my five years old my country gained its independence and was renamed to Kyrgyz Republic or simply Kyrgyzstan. Great socioeconomic changes were witnessed by me as a child. My primary educational skills (reading, counting) were taught at the time of Soviet system <text:span text:style-name="T1">in</text:span> kindergarten. <text:span text:style-name="T1">The language of education, I first received, was Russian whilst Kyrgyz as a mother tongue was mainly used in the family and in communication with relatives. </text:span></text:p>
      <text:p text:style-name="P4"><text:span text:style-name="T1"><text:tab/>My farther worked (and still works) as a teacher of physics, and mother (also works by now) as a doctor, therapist. I have two siblings: elder brother and younger sister. We all, I.e children received our secondary education in Novopavlovka’s Secondary School #2, which is not so big administrative unit (kind of a village) just next to the west of the capital city, Bishkek. At the secondary school I studied fairly well, especially in natural sciences. I liked geometry. </text:span></text:p>
      <text:p text:style-name="P5"><text:span text:style-name="T1"><text:tab/>At the time of schooling migration of well qualified teachers and other specialists started. According to today’s retrospective evaluation of the past, in ninth to eleventh years of schooling my performance declined. The reasons probably were personal, social, and cultural. Nonetheless a fairly good education background had already been built. Thanks to it in 2003 I passed the Common Republic Examination with a score letting me to be enrolled in Kyrgyzstan-Turkey Manas University where I chose computer engineering major to study. </text:span></text:p>
      <text:p text:style-name="P5"><text:span text:style-name="T1"><text:tab/>The university brought me new challenges and new opportunities at the same time. First of all I was faced with a new culture, Turkish culture, secondly it was a new education system that had better financial support comparatively to state universities which were experiencing (and still experiencing, in my opinion) financial and organizational crisis. So, after I learned Turkish and relearned my poor Kyrgyz, I started obtaining deeper knowledge on programming languages, Internet technologies, and all the spectrum of classes in the bachelor program curricular. Concretely <text:s/>now my mind remembers Java, Prolog&amp;Lisp, discrete mathematics class times as well as the case studies on RSA encription algorithm and Turkish-Kyrgyz machine translation system which I was implementing in VB.Net as a core of my bachelor thesis. </text:span></text:p>
      <text:p text:style-name="P5"><text:tab/><text:span text:style-name="T2">After graduation from the university I decided to continue education being a part of academic environment. I applied to the master program of my own university and smoothly without <text:s/>turbulence was accepted and at the same time hired as a research fellow. Here I reduced complexity of the previous youthfully ambitious goal from creating a machine translation system to the goal of creating a lexicon or dictionary for that system. My supervisor proposed me an open source dictionary project called StarDict already having by that time Russian-Kyrgyz (and vice versa) databases. I started my research on creation of dictionary databases by the way experimenting with the StarDict’s user interface source code. My supervisor asked me if could create similar databases not only for dictionaries, but also for encyclopedias. It was possible. To the end of my master I succeeded in creating a software distrubition package containing a StarDict program with databases of Kyrgyz-Turkish (and vice versa) dictionaries by Sagynbaeva and Abdiev (total 16 000 entires), and illustrated Kyrgyz Encyclopedia of Computer&amp;Internet (700 entries). At this point I had already started to use XML for dictionary and encyclopedia data annotation. </text:span></text:p>
      <text:p text:style-name="P6"><text:tab/><text:span text:style-name="T3">After graduation from Manas University’s Graduate School of Natural Sciences, in 2010, I was allowed to continue my work at the university, and I continued to create digital editions of </text:span><text:soft-page-break/><text:span text:style-name="T3">Kyrgyz disciplinary encyclopedias. At the beginning of 2014 group of undergraduate students and me with support of my supervisor Ulan Brimkulov, the dean of the faculty at that time, and Kyrgyz Encyclopedia’s chief editor Usen Asanov succeeded in creating the database of 14 disciplinary encyclopedias with special redesigned user interface of StarDict. All in all distribution package contained 15 000 terms randomly illustrated by students. 2000 copies of the package were recorded on CD’s and distributed among secondary schools. The software and content were announced to be open and free, with only requirement to reference authors. The data of the project was shared with other projects in field of education, such as Kyrgyz Wikipedia and others. </text:span></text:p>
      <text:p text:style-name="P6"><text:tab/><text:span text:style-name="T4">In the end of 2014 I applied for a candidate program (stage in soviet education system lasting for 3-4 years) of the Kyrgyz Technical State University. In my research proposal I proposed a work on automatic annotation methods for Kyrgyz lexicographic texts. At 2015 I was accepted and started annotation of Turkish-Kyrgyz dictionary by G. Jumakunova (50 000 entries). At that time I had already had basic knowledge on XML/TEI P5 and TextGrid digital humanities project. The goal of the research being conducted till this day is to encode the dictionary according to TEI P5 standard. </text:span></text:p>
      <text:p text:style-name="P6"><text:tab/><text:span text:style-name="T5">In period from 2010 till now I participated in two international (ICTA2014 and TurkLang2016) and series of local conferences. </text:span></text:p>
      <text:p text:style-name="P6"/>
      <text:p text:style-name="P7"/>
      <text:p text:style-name="P7"><text:date style:data-style-name="N37" text:date-value="2017-05-14T21:40:49.023552518" text:fixed="true">05/14/17</text: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8:55:42.726442709</meta:creation-date>
    <dc:date>2017-05-14T21:41:16.771421160</dc:date>
    <meta:editing-duration>PT28M48S</meta:editing-duration>
    <meta:editing-cycles>5</meta:editing-cycles>
    <meta:generator>LibreOffice/5.2.3.3$Linux_x86 LibreOffice_project/d54a8868f08a7b39642414cf2c8ef2f228f780cf</meta:generator>
    <meta:document-statistic meta:table-count="0" meta:image-count="0" meta:object-count="0" meta:page-count="2" meta:paragraph-count="17" meta:word-count="834" meta:character-count="5364" meta:non-whitespace-character-count="4523"/>
  </office:meta>
</office:document-meta>
</file>